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dc23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TABLE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NEWTABLENAME</text:p>
          </table:table-cell>
          <table:covered-table-cell table:style-name="ce1"/>
          <table:table-cell table:style-name="ce1"/>
          <table:table-cell table:style-name="ce1" office:value-type="string">
            <text:p>Special valu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type</text:p>
          </table:table-cell>
          <table:table-cell/>
          <table:table-cell office:value-type="string">
            <text:p>newfield</text:p>
          </table:table-cell>
          <table:table-cell office:value-type="string">
            <text:p>newtype</text:p>
          </table:table-cell>
          <table:table-cell/>
          <table:table-cell office:value-type="string">
            <text:p>valu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OBJE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UBCATEGORY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/>
          <table:table-cell office:value-type="string">
            <text:p>oid</text:p>
          </table:table-cell>
          <table:table-cell office:value-type="string">
            <text:p>serial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old id's to the new ones</text:p>
          </table:table-cell>
          <table:table-cell table:number-columns-repeated="2"/>
          <table:table-cell office:value-type="string">
            <text:p><text:s/>=&gt; todo: write down the old and new 'id''s and create a mapping function/schematic</text:p>
          </table:table-cell>
          <table:table-cell table:number-columns-repeated="1013"/>
        </table:table-row>
        <table:table-row table:style-name="ro1">
          <table:table-cell table:style-name="ce2"/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today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3"/>
          <table:table-cell office:value-type="string">
            <text:p>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subcat to cat</text:p>
          </table:table-cell>
          <table:table-cell table:number-columns-repeated="2"/>
          <table:table-cell office:value-type="string">
            <text:p><text:s/>=&gt; todo: map the new subcats to their cats... create a mapping function/schematic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PRODU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ATEGORY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/>
          <table:table-cell office:value-type="string">
            <text:p>pid</text:p>
          </table:table-cell>
          <table:table-cell office:value-type="string">
            <text:p>serial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old id's to the new ones</text:p>
          </table:table-cell>
          <table:table-cell table:number-columns-repeated="2"/>
          <table:table-cell office:value-type="string">
            <text:p><text:s/>=&gt; todo: write down the old and new 'id''s and create a mapping function/schematic</text:p>
          </table:table-cell>
          <table:table-cell table:number-columns-repeated="1013"/>
        </table:table-row>
        <table:table-row table:style-name="ro1">
          <table:table-cell table:style-name="ce2"/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today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/>
          <table:table-cell office:value-type="string">
            <text:p>aid</text:p>
          </table:table-cell>
          <table:table-cell office:value-type="string">
            <text:p>serial</text:p>
          </table:table-cell>
          <table:table-cell/>
          <table:table-cell office:value-type="string">
            <text:p>account_id</text:p>
          </table:table-cell>
          <table:table-cell office:value-type="string">
            <text:p>serial</text:p>
          </table:table-cell>
          <table:table-cell/>
          <table:table-cell office:value-type="string">
            <text:p>do not map this! It's recreated with proper id's anyway!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6)</text:p>
          </table:table-cell>
          <table:table-cell/>
          <table:table-cell office:value-type="string">
            <text:p>name</text:p>
          </table:table-cell>
          <table:table-cell office:value-type="string">
            <text:p>Varchar(6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escription</text:p>
          </table:table-cell>
          <table:table-cell office:value-type="string">
            <text:p>Varchar(256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3"/>
          <table:table-cell office:value-type="string">
            <text:p>mid</text:p>
          </table:table-cell>
          <table:table-cell office:value-type="string">
            <text:p>serial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Varchar(5)</text:p>
          </table:table-cell>
          <table:table-cell/>
          <table:table-cell office:value-type="string">
            <text:p>code</text:p>
          </table:table-cell>
          <table:table-cell office:value-type="string">
            <text:p>Varchar(5)</text:p>
          </table:table-cell>
          <table:table-cell/>
          <table:table-cell office:value-type="string">
            <text:p>also do not map this, but check if the id's of the other tables still point to the correct one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untry</text:p>
          </table:table-cell>
          <table:table-cell office:value-type="string">
            <text:p>Char(3)</text:p>
          </table:table-cell>
          <table:table-cell/>
          <table:table-cell office:value-type="string">
            <text:p>country</text:p>
          </table:table-cell>
          <table:table-cell office:value-type="string">
            <text:p>Char(3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/>
          <table:table-cell office:value-type="string">
            <text:p>snid</text:p>
          </table:table-cell>
          <table:table-cell office:value-type="string">
            <text:p>serial</text:p>
          </table:table-cell>
          <table:table-cell/>
          <table:table-cell office:value-type="string">
            <text:p>stock_name_id</text:p>
          </table:table-cell>
          <table:table-cell office:value-type="string">
            <text:p>seria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(10)</text:p>
          </table:table-cell>
          <table:table-cell/>
          <table:table-cell office:value-type="string">
            <text:p>name</text:p>
          </table:table-cell>
          <table:table-cell office:value-type="string">
            <text:p>Varchar(15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d</text:p>
          </table:table-cell>
          <table:table-cell office:value-type="string">
            <text:p>int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ORMULA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PARAMETER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RATE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serial</text:p>
          </table:table-cell>
          <table:table-cell/>
          <table:table-cell office:value-type="string">
            <text:p>finance_id</text:p>
          </table:table-cell>
          <table:table-cell office:value-type="string">
            <text:p>seria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</text:p>
          </table:table-cell>
          <table:table-cell office:value-type="string">
            <text:p>timestamp</text:p>
          </table:table-cell>
          <table:table-cell/>
          <table:table-cell office:value-type="string">
            <text:p>date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id</text:p>
          </table:table-cell>
          <table:table-cell office:value-type="string">
            <text:p>int</text:p>
          </table:table-cell>
          <table:table-cell/>
          <table:table-cell office:value-type="string">
            <text:p>account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int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id</text:p>
          </table:table-cell>
          <table:table-cell office:value-type="string">
            <text:p>int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/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/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tock_name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ear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month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ay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hares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tax</text:p>
          </table:table-cell>
          <table:table-cell office:value-type="string">
            <text:p>Decimal(18,4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ate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urrency_exchange_id</text:p>
          </table:table-cell>
          <table:table-cell office:value-type="string">
            <text:p>int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STOCK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INVESTMENT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/>
          <table:table-cell office:value-type="string">
            <text:p>sid</text:p>
          </table:table-cell>
          <table:table-cell office:value-type="string">
            <text:p>serial</text:p>
          </table:table-cell>
          <table:table-cell/>
          <table:table-cell office:value-type="string">
            <text:p>investment_id</text:p>
          </table:table-cell>
          <table:table-cell office:value-type="string">
            <text:p>serial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4"/>
          <table:table-cell office:value-type="string">
            <text:p>? this is probably a finance id, but we link from t_finance now.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nid</text:p>
          </table:table-cell>
          <table:table-cell office:value-type="string">
            <text:p>int</text:p>
          </table:table-cell>
          <table:table-cell/>
          <table:table-cell office:value-type="string">
            <text:p>stock_name_id</text:p>
          </table:table-cell>
          <table:table-cell office:value-type="string">
            <text:p>int</text:p>
          </table:table-cell>
          <table:table-cell/>
          <table:table-cell office:value-type="string">
            <text:p>1on1, but check the mapping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ction</text:p>
          </table:table-cell>
          <table:table-cell office:value-type="string">
            <text:p>Varchar(50)</text:p>
          </table:table-cell>
          <table:table-cell/>
          <table:table-cell office:value-type="string">
            <text:p>action</text:p>
          </table:table-cell>
          <table:table-cell office:value-type="string">
            <text:p>Varchar(50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quantity</text:p>
          </table:table-cell>
          <table:table-cell office:value-type="string">
            <text:p>int</text:p>
          </table:table-cell>
          <table:table-cell/>
          <table:table-cell office:value-type="string">
            <text:p>shares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/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tax</text:p>
          </table:table-cell>
          <table:table-cell office:value-type="string">
            <text:p>Decimal(18,4)</text:p>
          </table:table-cell>
          <table:table-cell/>
          <table:table-cell office:value-type="string">
            <text:p>get this from t_finance?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/>
          <table:table-cell office:value-type="string">
            <text:p>get this from t_finance?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_EXCHANGE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/>
          <table:table-cell office:value-type="string">
            <text:p>mtid</text:p>
          </table:table-cell>
          <table:table-cell office:value-type="string">
            <text:p>serial</text:p>
          </table:table-cell>
          <table:table-cell/>
          <table:table-cell office:value-type="string">
            <text:p>margin_type_id</text:p>
          </table:table-cell>
          <table:table-cell office:value-type="string">
            <text:p>serial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/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DRAWDOWN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TRADE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/>
          <table:table-cell office:value-type="string">
            <text:p>smid</text:p>
          </table:table-cell>
          <table:table-cell office:value-type="string">
            <text:p>serial</text:p>
          </table:table-cell>
          <table:table-cell/>
          <table:table-cell office:value-type="string">
            <text:p>margin_id</text:p>
          </table:table-cell>
          <table:table-cell office:value-type="string">
            <text:p>serial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rgin_type_id</text:p>
          </table:table-cell>
          <table:table-cell office:value-type="string">
            <text:p>int</text:p>
          </table:table-cell>
          <table:table-cell/>
          <table:table-cell office:value-type="string">
            <text:p>margin_type_id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Decimal(18,4)</text:p>
          </table:table-cell>
          <table:table-cell/>
          <table:table-cell office:value-type="string">
            <text:p>value</text:p>
          </table:table-cell>
          <table:table-cell office:value-type="string">
            <text:p>Decimal(18,4)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VERSION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table:number-columns-spanned="2" table:number-rows-spanned="1">
            <text:p>T_STOCK_CURRE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6" table:number-columns-repeated="13" table:default-cell-style-name="Default"/>
        <table:table-row table:style-name="ro1">
          <table:table-cell office:value-type="string">
            <text:p><text:s text:c="11"/>1 | account.rx 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3"/>1 | account.rx <text:s text:c="2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 office:value-type="string">
            <text:p>map cat_id to the same value</text:p>
          </table:table-cell>
        </table:table-row>
        <table:table-row table:style-name="ro1">
          <table:table-cell office:value-type="string">
            <text:p><text:s text:c="11"/>2 | account.tx 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3"/>2 | account.tx <text:s text:c="2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3 | bet.rx <text:s text:c="4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3"/>3 | bet.rx <text:s text:c="6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4 | bet.tx <text:s text:c="4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3"/>4 | bet.tx <text:s text:c="6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5 | bill.rx <text:s text:c="3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3"/>5 | bill.rx <text:s text:c="5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6 | bill.tx <text:s text:c="3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3"/>6 | bill.tx <text:s text:c="5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7 | car.rx <text:s text:c="4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3"/>7 | car.rx <text:s text:c="6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8 | car.tx <text:s text:c="4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3"/>8 | car.tx <text:s text:c="6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1"/>9 | clothes.rx 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3"/>9 | clothes.rx <text:s text:c="2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0 | clothes.tx 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10 | clothes.tx <text:s text:c="2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1 | extra.rx <text:s text:c="2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11 | extra.rx <text:s text:c="4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2 | extra.tx <text:s text:c="2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12 | extra.tx <text:s text:c="4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3 | food.rx <text:s text:c="3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13 | food.rx <text:s text:c="5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4 | food.tx <text:s text:c="3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14 | food.tx <text:s text:c="5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5 | gift.rx <text:s text:c="3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15 | gift.rx <text:s text:c="5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6 | gift.tx <text:s text:c="3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16 | gift.tx <text:s text:c="5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7 | hobby.rx <text:s text:c="2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17 | hobby.rx <text:s text:c="4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8 | hobby.tx <text:s text:c="2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18 | hobby.tx <text:s text:c="4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19 | house.rx <text:s text:c="2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19 | house.rx <text:s text:c="4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0 | house.tx <text:s text:c="2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20 | house.tx <text:s text:c="4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1 | invest.rx <text:s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21 | invest.rx <text:s text:c="3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2 | invest.tx <text:s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22 | invest.tx <text:s text:c="3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3 | trade.rx <text:s text:c="2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23 | trade.rx <text:s text:c="4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4 | trade.tx <text:s text:c="2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24 | trade.tx <text:s text:c="4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5 | salary.rx <text:s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25 | salary.rx <text:s text:c="3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6 | salary.tx <text:s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26 | salary.tx <text:s text:c="3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7 | tax.rx <text:s text:c="4"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27 | tax.rx <text:s text:c="6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8 | tax.tx <text:s text:c="4"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28 | tax.tx <text:s text:c="6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29 | travel.rx <text:s/>| <text:s text:c="9"/>1 | <text:s text:c="5"/>1 | 2013-05-01 00:00:00 | 2013-05-01 00:00:00</text:p>
          </table:table-cell>
          <table:table-cell table:number-columns-repeated="6"/>
          <table:table-cell office:value-type="string">
            <text:p><text:s text:c="2"/>29 | travel.rx <text:s text:c="3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30 | travel.tx <text:s/>| <text:s text:c="9"/>0 | <text:s text:c="5"/>1 | 2013-05-01 00:00:00 | 2013-05-01 00:00:00</text:p>
          </table:table-cell>
          <table:table-cell table:number-columns-repeated="6"/>
          <table:table-cell office:value-type="string">
            <text:p><text:s text:c="2"/>30 | travel.tx <text:s text:c="3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31 | other.rx <text:s text:c="2"/>| <text:s text:c="9"/>1 | <text:s text:c="5"/>1 | 2013-05-01 00:00:00 | 2013-05-01 00:00:00</text:p>
          </table:table-cell>
          <table:table-cell table:number-columns-repeated="6"/>
          <table:table-cell table:style-name="ce3" office:value-type="string">
            <text:p><text:s text:c="2"/>31 | utilities.rx | <text:s text:c="9"/>1 | 2011-11-01 00:00:00 | 2011-11-01 00:00:00</text:p>
          </table:table-cell>
          <table:table-cell table:style-name="ce3"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<text:s text:c="10"/>32 | other.tx <text:s text:c="2"/>| <text:s text:c="9"/>0 | <text:s text:c="5"/>1 | 2013-05-01 00:00:00 | 2013-05-01 00:00:00</text:p>
          </table:table-cell>
          <table:table-cell table:number-columns-repeated="6"/>
          <table:table-cell table:style-name="ce3" office:value-type="string">
            <text:p><text:s text:c="2"/>32 | utilities.tx | <text:s text:c="9"/>0 | 2011-11-01 00:00:00 | 2011-11-01 00:00:00</text:p>
          </table:table-cell>
          <table:table-cell table:style-name="ce3"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<text:s text:c="2"/>33 | other.rx <text:s text:c="4"/>| <text:s text:c="9"/>1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<text:s text:c="2"/>34 | other.tx <text:s text:c="4"/>| <text:s text:c="9"/>0 | 2011-11-01 00:00:00 | 2011-11-01 00:00:00</text:p>
          </table:table-cell>
          <table:table-cell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>
            <text:p><text:s text:c="2"/>35 | health.rx <text:s text:c="3"/>| <text:s text:c="9"/>1 | 2012-01-02 00:00:00 | 2012-01-02 00:00:00</text:p>
          </table:table-cell>
          <table:table-cell table:style-name="ce3" table:number-columns-repeated="4"/>
          <table:table-cell office:value-type="string">
            <text:p>none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>
            <text:p><text:s text:c="2"/>36 | health.tx <text:s text:c="3"/>| <text:s text:c="9"/>0 | 2012-01-02 00:00:00 | 2012-01-02 00:00:00</text:p>
          </table:table-cell>
          <table:table-cell table:style-name="ce3" table:number-columns-repeated="4"/>
          <table:table-cell office:value-type="string">
            <text:p>none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column table:style-name="co6" table:number-columns-repeated="12" table:default-cell-style-name="Default"/>
        <table:table-row table:style-name="ro1">
          <table:table-cell office:value-type="string">
            <text:p><text:s text:c="14"/>1 | <text:s text:c="10"/>1 | none <text:s text:c="7"/>| <text:s text:c="5"/>1 | 2013-05-01 00:00:00 | 2013-05-01 00:00:00</text:p>
          </table:table-cell>
          <table:table-cell table:number-columns-repeated="6"/>
          <table:table-cell office:value-type="string">
            <text:p><text:s text:c="3"/>1 | none <text:s text:c="7"/>| 2011-11-01 00:00:00 | 2011-11-01 00:00:00</text:p>
          </table:table-cell>
          <table:table-cell table:number-columns-repeated="4"/>
          <table:table-cell office:value-type="string">
            <text:p>map subcat id with the correct value, depending on catid</text:p>
          </table:table-cell>
        </table:table-row>
        <table:table-row table:style-name="ro1">
          <table:table-cell office:value-type="string">
            <text:p><text:s text:c="14"/>2 | <text:s text:c="10"/>1 | buy <text:s text:c="8"/>| <text:s text:c="5"/>1 | 2013-05-01 00:00:00 | 2013-05-01 00:00:00</text:p>
          </table:table-cell>
          <table:table-cell table:number-columns-repeated="6"/>
          <table:table-cell office:value-type="string">
            <text:p><text:s text:c="3"/>2 | buystocks <text:s text:c="2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3 | <text:s text:c="10"/>1 | sell <text:s text:c="7"/>| <text:s text:c="5"/>1 | 2013-05-01 00:00:00 | 2013-05-01 00:00:00</text:p>
          </table:table-cell>
          <table:table-cell table:number-columns-repeated="6"/>
          <table:table-cell office:value-type="string">
            <text:p><text:s text:c="3"/>3 | sellstocks <text:s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4 | <text:s text:c="10"/>1 | invest <text:s text:c="5"/>| <text:s text:c="5"/>1 | 2013-05-01 00:00:00 | 2013-05-01 00:00:00</text:p>
          </table:table-cell>
          <table:table-cell table:number-columns-repeated="6"/>
          <table:table-cell office:value-type="string">
            <text:p><text:s text:c="3"/>4 | invest <text:s text:c="5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5 | <text:s text:c="10"/>1 | refund <text:s text:c="5"/>| <text:s text:c="5"/>1 | 2013-05-01 00:00:00 | 2013-05-01 00:00:00</text:p>
          </table:table-cell>
          <table:table-cell table:number-columns-repeated="6"/>
          <table:table-cell office:value-type="string">
            <text:p><text:s text:c="3"/>5 | refund <text:s text:c="5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6 | <text:s text:c="10"/>1 | dividend <text:s text:c="3"/>| <text:s text:c="5"/>1 | 2013-05-01 00:00:00 | 2013-05-01 00:00:00</text:p>
          </table:table-cell>
          <table:table-cell table:number-columns-repeated="6"/>
          <table:table-cell office:value-type="string">
            <text:p><text:s text:c="3"/>6 | dividend <text:s text:c="3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7 | <text:s text:c="10"/>1 | close <text:s text:c="6"/>| <text:s text:c="5"/>1 | 2013-05-01 00:00:00 | 2013-05-01 00:00:00</text:p>
          </table:table-cell>
          <table:table-cell table:number-columns-repeated="6"/>
          <table:table-cell office:value-type="string">
            <text:p><text:s text:c="3"/>7 | close <text:s text:c="6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8 | <text:s text:c="10"/>1 | electricity | <text:s text:c="5"/>1 | 2013-05-01 00:00:00 | 2013-05-01 00:00:00</text:p>
          </table:table-cell>
          <table:table-cell table:number-columns-repeated="6"/>
          <table:table-cell office:value-type="string">
            <text:p><text:s text:c="3"/>8 | electricity 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4"/>9 | <text:s text:c="10"/>1 | gas <text:s text:c="8"/>| <text:s text:c="5"/>1 | 2013-05-01 00:00:00 | 2013-05-01 00:00:00</text:p>
          </table:table-cell>
          <table:table-cell table:number-columns-repeated="6"/>
          <table:table-cell office:value-type="string">
            <text:p><text:s text:c="3"/>9 | gas <text:s text:c="8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0 | <text:s text:c="10"/>1 | water <text:s text:c="6"/>| <text:s text:c="5"/>1 | 2013-05-01 00:00:00 | 2013-05-01 00:00:00</text:p>
          </table:table-cell>
          <table:table-cell table:number-columns-repeated="6"/>
          <table:table-cell office:value-type="string">
            <text:p><text:s text:c="2"/>10 | water <text:s text:c="6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1 | <text:s text:c="10"/>1 | mutuality <text:s text:c="2"/>| <text:s text:c="5"/>1 | 2013-05-01 00:00:00 | 2013-05-01 00:00:00</text:p>
          </table:table-cell>
          <table:table-cell table:number-columns-repeated="6"/>
          <table:table-cell office:value-type="string">
            <text:p><text:s text:c="2"/>11 | mutuality <text:s text:c="2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2 | <text:s text:c="10"/>1 | internet <text:s text:c="3"/>| <text:s text:c="5"/>1 | 2013-05-01 00:00:00 | 2013-05-01 00:00:00</text:p>
          </table:table-cell>
          <table:table-cell table:number-columns-repeated="6"/>
          <table:table-cell office:value-type="string">
            <text:p><text:s text:c="2"/>12 | internet <text:s text:c="3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3 | <text:s text:c="10"/>1 | belfius <text:s text:c="4"/>| <text:s text:c="5"/>1 | 2013-05-01 00:00:00 | 2013-05-01 00:00:00</text:p>
          </table:table-cell>
          <table:table-cell table:number-columns-repeated="6"/>
          <table:table-cell office:value-type="string">
            <text:p><text:s text:c="2"/>13 | dexia <text:s text:c="6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4 | <text:s text:c="10"/>1 | insurance <text:s text:c="2"/>| <text:s text:c="5"/>1 | 2013-05-01 00:00:00 | 2013-05-01 00:00:00</text:p>
          </table:table-cell>
          <table:table-cell table:number-columns-repeated="6"/>
          <table:table-cell office:value-type="string">
            <text:p><text:s text:c="2"/>14 | other <text:s text:c="6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5 | <text:s text:c="10"/>1 | police <text:s text:c="5"/>| <text:s text:c="5"/>1 | 2013-05-01 00:00:00 | 2013-05-01 00:00:00</text:p>
          </table:table-cell>
          <table:table-cell table:number-columns-repeated="6"/>
          <table:table-cell office:value-type="string">
            <text:p><text:s text:c="2"/>15 | insurance <text:s text:c="2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6 | <text:s text:c="10"/>1 | vik <text:s text:c="8"/>| <text:s text:c="5"/>1 | 2013-05-01 00:00:00 | 2013-05-01 00:00:00</text:p>
          </table:table-cell>
          <table:table-cell table:number-columns-repeated="6"/>
          <table:table-cell office:value-type="string">
            <text:p><text:s text:c="2"/>16 | police <text:s text:c="5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7 | <text:s text:c="10"/>1 | phone <text:s text:c="6"/>| <text:s text:c="5"/>1 | 2013-05-01 00:00:00 | 2013-05-01 00:00:00</text:p>
          </table:table-cell>
          <table:table-cell table:number-columns-repeated="6"/>
          <table:table-cell office:value-type="string">
            <text:p><text:s text:c="2"/>17 | vik <text:s text:c="8"/>| 2011-11-01 00:00:00 | 2011-11-01 00:00:00</text:p>
          </table:table-cell>
          <table:table-cell table:number-columns-repeated="5"/>
        </table:table-row>
        <table:table-row table:style-name="ro1">
          <table:table-cell office:value-type="string">
            <text:p><text:s text:c="13"/>18 | <text:s text:c="10"/>1 | other <text:s text:c="6"/>| <text:s text:c="5"/>1 | 2013-05-01 00:00:00 | 2013-05-01 00:00:00</text:p>
          </table:table-cell>
          <table:table-cell table:number-columns-repeated="6"/>
          <table:table-cell office:value-type="string">
            <text:p><text:s text:c="2"/>18 | phone <text:s text:c="6"/>| 2011-11-01 00:00:00 | 2011-11-01 00:00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00/00/00</text:date>, <text:time style:data-style-name="N2" text:time-value="0000-00-00T11:01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Nagels</meta:initial-creator>
    <meta:creation-date>2013-01-07T09:14:24.54</meta:creation-date>
    <meta:generator>LibreOffice/4.0.2.2$Linux_X86_64 LibreOffice_project/400m0$Build-2</meta:generator>
    <dc:date>2013-05-09T15:27:04</dc:date>
    <meta:editing-duration>PT6H9M25S</meta:editing-duration>
    <meta:editing-cycles>33</meta:editing-cycles>
    <meta:document-statistic meta:table-count="3" meta:cell-count="466" meta:object-count="0"/>
  </office:meta>
</office:document-meta>
</file>